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MU Serif Roman" svg:font-family="'CMU Serif Roman'" style:font-family-generic="roman" style:font-pitch="variable"/>
    <style:font-face style:name="CMU Serif Roman1" svg:font-family="'CMU Serif Roman'"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margin-top="0cm" fo:margin-bottom="0.423cm" style:contextual-spacing="false" fo:line-height="200%" fo:text-align="center" style:justify-single-word="false"/>
    </style:style>
    <style:style style:name="P2" style:family="paragraph" style:parent-style-name="Normal_20__28_Web_29_">
      <style:paragraph-properties fo:margin-top="0cm" fo:margin-bottom="0.423cm" style:contextual-spacing="false" fo:line-height="200%"/>
    </style:style>
    <style:style style:name="P3" style:family="paragraph" style:parent-style-name="Normal_20__28_Web_29_">
      <style:paragraph-properties fo:margin-top="0cm" fo:margin-bottom="0.423cm" style:contextual-spacing="false" fo:line-height="200%"/>
      <style:text-properties style:font-name="CMU Serif Roman" style:font-name-complex="CMU Serif Roman1"/>
    </style:style>
    <style:style style:name="P4" style:family="paragraph" style:parent-style-name="Normal_20__28_Web_29_">
      <style:paragraph-properties fo:margin-top="0cm" fo:margin-bottom="0.423cm" style:contextual-spacing="false" fo:line-height="200%"/>
      <style:text-properties style:font-name="CMU Serif Roman" officeooo:paragraph-rsid="00160799" style:font-name-complex="CMU Serif Roman1"/>
    </style:style>
    <style:style style:name="P5" style:family="paragraph" style:parent-style-name="Normal_20__28_Web_29_">
      <style:paragraph-properties fo:margin-top="0cm" fo:margin-bottom="0.423cm" style:contextual-spacing="false" fo:line-height="200%"/>
      <style:text-properties style:font-name="CMU Serif Roman" officeooo:rsid="00160799" officeooo:paragraph-rsid="00160799" style:font-name-complex="CMU Serif Roman1"/>
    </style:style>
    <style:style style:name="P6" style:family="paragraph" style:parent-style-name="Footer">
      <style:paragraph-properties fo:padding="0cm" fo:border="none"/>
    </style:style>
    <style:style style:name="T1" style:family="text">
      <style:text-properties fo:font-family="'CMU Concrete Roman'" style:font-family-generic="roman" style:font-pitch="variable" fo:font-size="16pt" style:font-size-asian="16pt" style:font-family-complex="'CMU Concrete Roman'" style:font-family-generic-complex="system" style:font-pitch-complex="variable" style:font-size-complex="16pt"/>
    </style:style>
    <style:style style:name="T2" style:family="text">
      <style:text-properties style:font-name="CMU Serif Roman" style:font-name-complex="CMU Serif Roman1"/>
    </style:style>
    <style:style style:name="T3" style:family="text">
      <style:text-properties style:font-name="CMU Serif Roman" fo:font-style="italic" style:font-style-asian="italic" style:font-name-complex="CMU Serif Roman1" style:font-style-complex="italic"/>
    </style:style>
    <style:style style:name="T4" style:family="text">
      <style:text-properties officeooo:rsid="00160799"/>
    </style:style>
    <style:style style:name="T5" style:family="text">
      <style:text-properties style:font-name="CMU Serif Roman" fo:font-style="normal" style:font-style-asian="normal" style:font-name-complex="CMU Serif Roman1" style:font-style-complex="normal"/>
    </style:style>
    <style:style style:name="T6" style:family="text">
      <style:text-properties fo:font-style="italic" officeooo:rsid="00160799" style:font-style-asian="italic" style:font-style-complex="italic"/>
    </style:style>
    <style:style style:name="T7" style:family="text">
      <style:text-properties fo:font-style="normal" officeooo:rsid="00160799" style:font-style-asian="normal" style:font-style-complex="normal"/>
    </style:style>
    <style:style style:name="fr1" style:family="graphic" style:parent-style-name="Frame">
      <style:graphic-properties fo:margin-left="0cm" fo:margin-right="0cm" fo:margin-top="0cm" fo:margin-bottom="0cm" style:wrap="run-through"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The Ferryman’s River</text:span></text:p>
      <text:p text:style-name="P2" loext:marker-style-name="T2"><text:span text:style-name="T2">Sunlight pierced through a tangle of withered, burning branches, drifting past rows of crumbled gravestones in a shimmering haze. The General stumbled, catching herself on a fractured slab of worn rock, the resting place of some great forgotten legend. Many more would be buried here today, she realised. Friends, family, random soldiers who had fought beside her for moments, before being swept away into a sea of tearing knives and bloody spears. And she was empty. Her breath slowly came back, sending shudders echoing through her body. She slumped against the gravestone onto the wet mud.</text:span><text:span text:style-name="T2"/></text:p>
      <text:p text:style-name="P2" loext:marker-style-name="T2"><text:span text:style-name="T2">Bodies lay strewn about across the graveyard, abandoned between blackened stumps and scorched grass. Broken spearheads and swords lay scattered amongst the swaying grass, flickering in the daylight. The air was thick with still smoke and death. The General turned away from the mutilated corpses wreathed around her. Her soldiers, her friends. She’d had enough memories to last a thousand sleepless nights. </text:span><text:span text:style-name="T2"/></text:p>
      <text:p text:style-name="P2" loext:marker-style-name="T2"><text:span text:style-name="T2">A low resonating note rung out, echoing over the lifeless plains. She glanced up towards a bell tower in the distance looming over an empty city. The frantic toll of the bell reverberated through the stone walls of its keep, rousing the civilians huddled inside with a sickening dread. </text:span><text:span text:style-name="T2"/></text:p>
      <text:p text:style-name="P2" loext:marker-style-name="T2"><text:soft-page-break/><text:span text:style-name="T2">A corpse in gilded armour lay beside her. She found its helm nearby. A lion crest. Tearing a scrap from its shirt, the General kicked the body away from her. She turned to the arrow shaft imbedded below her right shoulder, black veins spreading from the wound. Clenching her teeth, she pulled out the shaft and quickly bound it with the cloth. </text:span><text:span text:style-name="T2"/></text:p>
      <text:p text:style-name="P2" loext:marker-style-name="T2"><text:span text:style-name="T2">The gentle trickle of flowing water reached her ears. She looked through the trees to see a murky river rushing past. Dragging her aching body towards the water, the General felt an odd chill envelop her. She reached out into the water, blood spilling from her arms, dissolving into the dark waters. She splashed some onto her face and into her wound, ignoring the pain. Seemed safe enough. She leant down, taking slow sips from the river with cupped hands then collapsed back onto the grass. </text:span><text:span text:style-name="T2"/></text:p>
      <text:p text:style-name="P2" loext:marker-style-name="T2"><text:span text:style-name="T2">The General pulled out a wooden amulet from behind her breastplate and held it up. </text:span><text:span text:style-name="T3">This is what you chose for yourself</text:span><text:span text:style-name="T2">, it seemed to say, </text:span><text:span text:style-name="T3">you chose vengeance over your own blood</text:span><text:span text:style-name="T2">. </text:span></text:p>
      <text:p text:style-name="P2" loext:marker-style-name="T2"><text:span text:style-name="T2">She scowled. </text:span><text:span text:style-name="T3">I know I’m going to die today. No need to rub it in.</text:span></text:p>
      <text:p text:style-name="P2" loext:marker-style-name="T2"><text:span text:style-name="T2">The clouds above began to blur, the trees, the sound of footsteps rushing towards her, the smoke, and as she gazed up into the sky, the world went black.</text:span><text:span text:style-name="T2"/></text:p>
      <text:p text:style-name="P1" loext:marker-style-name="T2"><text:span text:style-name="T2">{+}</text:span><text:span text:style-name="T2"/></text:p>
      <text:p text:style-name="P2" loext:marker-style-name="T2"><text:soft-page-break/><text:span text:style-name="T2">She woke up. Rising to her feet, the General found the forest around her, the dark river beside her still gently coursing. But the fire and smoke were gone. The cold feeling returned as she made her way back to where the battlefield should have been, instead finding a cacophony of flourishing plant life, lining the trees as if neither had ever been touched by flames. Turning back to the plains, she found a small cottage standing alone where the city should have been. She limped towards the house. Maybe she’d find answers there. </text:span><text:span text:style-name="T2"/></text:p>
      <text:p text:style-name="P2" loext:marker-style-name="T2"><text:span text:style-name="T2">The door wasn’t locked. The General took that as a good sign. She ducked under the doorframe, stepping into a sort of living room. The cottage was dark, save for the little light streaming in from an open window. Basic furnishings encircled the room, positioned opposite an empty fireplace. The wooden floor creaked as she walked towards the centre, where a small table held a bowl of pomegranate seeds. Her stomach twinged. Ignoring her better instincts sat down, and grabbing a handful of the seeds, she ate them, savouring their bittersweet juices. </text:span><text:span text:style-name="T2"/></text:p>
      <text:p text:style-name="P2" loext:marker-style-name="T2"><text:span text:style-name="T2">A figure moved from the edges of the room. The General sprung out of the chair sending it clattering to the floor, her hands grasping air as she reached for her sword. She backed towards the doorway, her eyes pinned to the newcomer. The stranger’s panicked gaze caught her own. He wore a padded leather tunic over a mail shirt and gripped a knife in one hand. Her eyes drifted towards the crest on his armour. </text:span><text:span text:style-name="T3">That damned lion.</text:span><text:span text:style-name="T2"> Something in his </text:span><text:soft-page-break/><text:span text:style-name="T2">eyes seemed to shift. The soldier dropped his knife on the table and collapsed into a chair opposite her. </text:span></text:p>
      <text:p text:style-name="P2" loext:marker-style-name="T2"><text:span text:style-name="T2">“Go ahead, you must be hungry after all that fighting.” He motioned towards the bowl. <text:s/></text:span><text:span text:style-name="T2"/></text:p>
      <text:p text:style-name="P2" loext:marker-style-name="T2"><text:span text:style-name="T2">The General watched him coldly. The soldier sunk into his seat, weary. </text:span><text:span text:style-name="T2"/></text:p>
      <text:p text:style-name="P2" loext:marker-style-name="T2"><text:span text:style-name="T2">“I’m sorry that you’re here,” he said. His eyes were turned to the floor. “All this death and bloodshed, if I could take it back, I would.” She frowned. As if </text:span><text:span text:style-name="T3">their </text:span><text:span text:style-name="T2">kind cared about peace. He continued. </text:span></text:p>
      <text:p text:style-name="P2" loext:marker-style-name="T2"><text:span text:style-name="T2">“I’d figured that you lot had won. Why did </text:span><text:span text:style-name="T3">you</text:span><text:span text:style-name="T2"> die?”</text:span></text:p>
      <text:p text:style-name="P2" loext:marker-style-name="T2"><text:span text:style-name="T2">The general pulled up the sleeve of her tunic, his words confirming her guess. The black tendrils had spread further from beneath the bandage. The soldier grimaced, motioning to a pouch on his belt. </text:span><text:span text:style-name="T2"/></text:p>
      <text:p text:style-name="P2" loext:marker-style-name="T2"><text:span text:style-name="T2">“I’d give you these,” he said, “but it’s a bit late now.”</text:span><text:span text:style-name="T2"/></text:p>
      <text:p text:style-name="P3" loext:marker-style-name="T2"/>
      <text:p text:style-name="P2" loext:marker-style-name="T2"><text:span text:style-name="T2">The soldier’s gaze drifted. She hesitated for a second, before picking up the chair and sitting back down. The bowl had tipped over, dripping dark red juices onto the table. The soldier turned to her again. </text:span><text:span text:style-name="T2"/></text:p>
      <text:p text:style-name="P2" loext:marker-style-name="T2"><text:soft-page-break/><text:span text:style-name="T2">“I’d always wondered what the empire wanted with a tiny city like ours,” he said. “Why did you come for us?” The General told him that she did not know. The Holy One had told them all that the lions were killers. Left unchecked, they would run the rivers red with the blood of children. She met the eyes of the soldier and the pain behind them, wondering if he was truly capable of such a thing. </text:span><text:span text:style-name="T2"/></text:p>
      <text:p text:style-name="P2" loext:marker-style-name="T2"><text:span text:style-name="T2">“Why did </text:span><text:span text:style-name="T3">you</text:span><text:span text:style-name="T2"> fight?” she asked. The soldier sighed. She tensed as he stood, but relaxed as he moved towards the doorway he’d come through before. He stopped at the doorstep and motioned for her to follow. Keeping a distance from the soldier, she let herself be led into a cramped bedroom. A small straw mattress sat below the open window, next to an open chest filled with little wooden figurines. A great mural spanned the opposite wall, grand castles, lush forests, and lakes decorating the landscape. The General caught the corner of the soldier’s mouth twitch upward as he saw the painting. </text:span></text:p>
      <text:p text:style-name="P2" loext:marker-style-name="T2"><text:span text:style-name="T2">“My house was waiting for me when I got here,” he began. He turned to the mural. </text:span><text:span text:style-name="T2"/></text:p>
      <text:p text:style-name="P2" loext:marker-style-name="T2"><text:span text:style-name="T2">“My daughter never liked to help us on the farm.” His fingers traced a river across the wall. </text:span><text:span text:style-name="T2"/></text:p>
      <text:p text:style-name="P2" loext:marker-style-name="T2"><text:span text:style-name="T2">“She’d spend hours painting anything and everything. The most wondrous worlds you could ever imagine, and more, that only she could. The council </text:span><text:soft-page-break/><text:span text:style-name="T2">even asked her to decorate the city hall.” His eyes were distant as he turned back towards her. His fingers grasped a cord on his wrist. </text:span><text:span text:style-name="T2"/></text:p>
      <text:p text:style-name="P2" loext:marker-style-name="T2"><text:span text:style-name="T2">“And my wife, Alice was- </text:span><text:span text:style-name="T3">is</text:span><text:span text:style-name="T2"> the kindest person I ever knew. She’d build these incredible contraptions that could do anything, give them away to anyone who needed them.” The soldier looked at her. The General looked away, unsure why she felt so guilty. </text:span></text:p>
      <text:p text:style-name="P2" loext:marker-style-name="T2"><text:span text:style-name="T2">“They deserved to live,” he continued. “And now I’m waiting here to give whatever comfort I can when they arrive, to apologise for how I’ve failed them.” </text:span><text:span text:style-name="T2"/></text:p>
      <text:p text:style-name="P2" loext:marker-style-name="T2"><text:span text:style-name="T2">The echoes of a knell sounded in her mind. The fates of the city folk were already sealed, they’d either become slaves or die. She suspected that the soldier was hoping for the latter. </text:span><text:span text:style-name="T2"/></text:p>
      <text:p text:style-name="P3" loext:marker-style-name="T2"/>
      <text:p text:style-name="P2" loext:marker-style-name="T2"><text:span text:style-name="T2">“Do you have a family?” the soldier asked. She didn’t reply. He hesitated. </text:span><text:span text:style-name="T2"/></text:p>
      <text:p text:style-name="P2" loext:marker-style-name="T2"><text:span text:style-name="T2">“Sorry,” he said, quickly, “I shouldn’t have asked.”</text:span><text:span text:style-name="T2"/></text:p>
      <text:p text:style-name="P2" loext:marker-style-name="T2"><text:span text:style-name="T2">“My son died years ago.” The words left the General’s mouth before she’d realised. What was she doing, sharing her darkest secrets with an enemy? A </text:span><text:span text:style-name="T3">murderer</text:span><text:span text:style-name="T2">? But nobody had asked before. She kept going. </text:span></text:p>
      <text:p text:style-name="P2" loext:marker-style-name="T2"><text:soft-page-break/><text:span text:style-name="T2">“Bandits. I was away serving the kingdom and came home to a grave.” Her face was blank and empty. No tears would come. They never did. </text:span><text:span text:style-name="T2"/></text:p>
      <text:p text:style-name="P2" loext:marker-style-name="T2"><text:span text:style-name="T2">“The villagers blamed me. They said that I cared more about the empire than any of them. I went back to the army. All I could do was kill more evil men before they could hurt anybody else.” The soldier placed a hand on her shoulder, but she shrugged it away. </text:span><text:span text:style-name="T2"/></text:p>
      <text:p text:style-name="P2" loext:marker-style-name="T2"><text:span text:style-name="T2">“We’re both lost it seems,” he said, “maybe that’s what this place is. A festering pit for ruined souls.” She looked at him.</text:span><text:span text:style-name="T2"/></text:p>
      <text:p text:style-name="P2" loext:marker-style-name="T2"><text:span text:style-name="T2">“Do you know what this place is?” she asked. </text:span><text:span text:style-name="T2"/></text:p>
      <text:p text:style-name="P2" loext:marker-style-name="T2"><text:span text:style-name="T2">“My people have stories about the magic in this world. I could guess.”</text:span><text:span text:style-name="T2"/></text:p>
      <text:p text:style-name="P2" loext:marker-style-name="T2"><text:span text:style-name="T2">“What is your guess then?”</text:span><text:span text:style-name="T2"/></text:p>
      <text:p text:style-name="P3" loext:marker-style-name="T2"/>
      <text:p text:style-name="P2" loext:marker-style-name="T2"><text:span text:style-name="T2">The soldier paused. </text:span><text:span text:style-name="T2"/></text:p>
      <text:p text:style-name="P2" loext:marker-style-name="T2"><text:span text:style-name="T2">“It’s a type of afterlife, I think.” He explained how the afterlife would appear differently for different people.</text:span><text:span text:style-name="T2"/></text:p>
      <text:p text:style-name="P2" loext:marker-style-name="T2"><text:span text:style-name="T2">“All the others who died might be somewhere else, waiting for their own loved ones. Or maybe they are already gone.”</text:span><text:span text:style-name="T2"/></text:p>
      <text:p text:style-name="P2" loext:marker-style-name="T2"><text:span text:style-name="T2">“Why is it here?” The General asked. </text:span><text:span text:style-name="T2"/></text:p>
      <text:p text:style-name="P2" loext:marker-style-name="T2"><text:soft-page-break/><text:span text:style-name="T2">“It’s a waiting room. One last chance to find peace before we fade into the void. Don’t you feel the pull?” He glanced at her. She nodded.</text:span><text:span text:style-name="T2"/></text:p>
      <text:p text:style-name="P2" loext:marker-style-name="T2"><text:span text:style-name="T2">“Even now it tugs on our souls,” he continued. “That’s what the food here is for. And the rivers. To keep us anchored to this world.” The soldier sat on the mattress, leaving space for her. </text:span><text:span text:style-name="T2"/></text:p>
      <text:p text:style-name="P2" loext:marker-style-name="T2"><text:span text:style-name="T2">“Honestly,” he said, “I like it here. Its quiet. I don’t feel pain anymore.” He looked out the window. The General clutched her wound as it throbbed, feeling sweat line her shoulder. The veins were creeping onto her upper arm. She pulled her sleeve down and sat down on the other end of the bed. </text:span><text:span text:style-name="T2"/></text:p>
      <text:p text:style-name="P3" loext:marker-style-name="T2"/>
      <text:p text:style-name="P2" loext:marker-style-name="T2"><text:span text:style-name="T2">“Is this place magic?” She asked him. The soldier tilted his head. </text:span><text:span text:style-name="T2"/></text:p>
      <text:p text:style-name="P2" loext:marker-style-name="T2"><text:span text:style-name="T2">“Magic is a strange thing. Nobody understands its nature, but our stories are carried down through generations.”</text:span><text:span text:style-name="T2"/></text:p>
      <text:p text:style-name="P2" loext:marker-style-name="T2"><text:span text:style-name="T2">“Could I hear one?” The soldier raised an eyebrow, amused. Then he nodded. </text:span><text:span text:style-name="T2"/></text:p>
      <text:p text:style-name="P2" loext:marker-style-name="T2"><text:span text:style-name="T2">“Here’s one about that river. They say that a ferryman would carry souls down that river, from the living world to their final resting place. Once, three men tried to negotiate with the ferryman. The dead paid him in silver, so they offered him gold. He would drink from the river, so they offered him wine. In their desperation, they gave him corpses to replace their own. They spent their </text:span><text:soft-page-break/><text:span text:style-name="T2">entire lives trying to please the ferryman, each offering more costly than the last. Their greed changed them. Their fear transformed them. The men grew hooves, and long ears, and pink flesh and tails. The ferryman at last came for them, not for three men, but three pigs. Soon they were gone, their gifts forgotten, their fear forgotten, their names faded forever.” </text:span><text:span text:style-name="T2"/></text:p>
      <text:p text:style-name="P2" loext:marker-style-name="T2"><text:span text:style-name="T2">He looked at the General with a grave expression but tilted his head, noticing a wide grin creep across her face. </text:span><text:span text:style-name="T2"/></text:p>
      <text:p text:style-name="P2" loext:marker-style-name="T2"><text:span text:style-name="T2">“I tell you a cautionary tale about three idiots wasting their lives and you’re smiling?” he asked. She laughed. The General wondered when the last time was that she had done so. </text:span><text:span text:style-name="T2"/></text:p>
      <text:p text:style-name="P2" loext:marker-style-name="T2"><text:span text:style-name="T2">“It’s just ridiculous,” she said, “How can you be so serious describing men magically transforming into pigs?” </text:span><text:span text:style-name="T2"/></text:p>
      <text:p text:style-name="P2" loext:marker-style-name="T2"><text:span text:style-name="T2">She shook her head. “Besides, a ferryman didn’t bring me here.”</text:span><text:span text:style-name="T2"/></text:p>
      <text:p text:style-name="P2" loext:marker-style-name="T2"><text:span text:style-name="T2">“It’s only a story,” he replied. “Who knows how true it is.”</text:span><text:span text:style-name="T2"/></text:p>
      <text:p text:style-name="P2" loext:marker-style-name="T2"><text:span text:style-name="T2"><text:s/>The General wondered what she would look like as a pig. She glanced at the man sitting next to her. </text:span><text:span text:style-name="T3">Probably deserve it more than him</text:span><text:span text:style-name="T2">, she thought</text:span><text:span text:style-name="T3">.</text:span></text:p>
      <text:p text:style-name="P2" loext:marker-style-name="T2"><text:span text:style-name="T2">His eyes lit up and he turned to her.</text:span><text:span text:style-name="T2"/></text:p>
      <text:p text:style-name="P2" loext:marker-style-name="T2"><text:span text:style-name="T2">“Maybe I can show you some real magic instead?” </text:span><text:span text:style-name="T2"/></text:p>
      <text:p text:style-name="P2" loext:marker-style-name="T2"><text:soft-page-break/><text:span text:style-name="T2">She nodded. </text:span><text:span text:style-name="T2"/></text:p>
      <text:p text:style-name="P1" loext:marker-style-name="T2"><text:span text:style-name="T2">{+}</text:span><text:span text:style-name="T2"/></text:p>
      <text:p text:style-name="P2" loext:marker-style-name="T2"><text:span text:style-name="T2">He took her through the forest. The wind picked up as they walked, rustling through the leaves. The cold air brought some comfort to her burning skin. The man rubbed his shoulders, muttering about how he should have left his armour on. The sun had just begun to dip below the horizon, the sky moving from a vibrant orange to a more tranquil purple colour. They stopped, reaching a clearing before a cliff. The wind was stronger up here, and below the cliff, the same dark river rushed past. But this time, above the river a thousand crystals floated in the air, their light reflecting against the surface of the rippling water like a sea of stars. The crystals enveloped the landscape, an infinite expanse of glittering riches, pinpricks of fire scattered across the horizon. Eyes wide, the General turned to the man, who grinned back. </text:span><text:span text:style-name="T2"/></text:p>
      <text:p text:style-name="P2" loext:marker-style-name="T2"><text:span text:style-name="T2">“Imagine how incredible it would be if this place existed in the real world,” she said. His smile grew. </text:span><text:span text:style-name="T2"/></text:p>
      <text:p text:style-name="P2" loext:marker-style-name="T2"><text:span text:style-name="T2">“Actually, it does exist,” he replied, eliciting a blank expression from her. </text:span><text:span text:style-name="T2"/></text:p>
      <text:p text:style-name="P2" loext:marker-style-name="T2"><text:span text:style-name="T2">“I’d come to this place to relax, almost every day.”</text:span><text:span text:style-name="T2"/></text:p>
      <text:p text:style-name="P2" loext:marker-style-name="T2"><text:span text:style-name="T2">“How-”</text:span><text:span text:style-name="T2"/></text:p>
      <text:p text:style-name="P2" loext:marker-style-name="T2"><text:soft-page-break/><text:span text:style-name="T2">“The crystals can only be seen from this one spot. It was a secret my wife and I shared, but now you know too, I guess.” The General remembered the real forest she had left behind. Rows of ash and charred wood. </text:span><text:span text:style-name="T2"/></text:p>
      <text:p text:style-name="P2" loext:marker-style-name="T2"><text:span text:style-name="T2">“It’s gone now,” she whispered, “The war saw to that.” The man nodded, eyes downcast. </text:span><text:span text:style-name="T2"/></text:p>
      <text:p text:style-name="P2" loext:marker-style-name="T2"><text:span text:style-name="T2">“This world is just a reflection of reality,” he said. </text:span><text:span text:style-name="T2"/></text:p>
      <text:p text:style-name="P3" loext:marker-style-name="T2"/>
      <text:p text:style-name="P2" loext:marker-style-name="T2"><text:span text:style-name="T2">The General pulled out her amulet again, grasping it in a fist and holding it close to her chest. </text:span><text:span text:style-name="T2"/></text:p>
      <text:p text:style-name="P2" loext:marker-style-name="T2"><text:span text:style-name="T2">“What is that?”</text:span><text:span text:style-name="T2"/></text:p>
      <text:p text:style-name="P2" loext:marker-style-name="T2"><text:span text:style-name="T2">“My son made it for me,” she replied. “It was so I’d always remember.” He was silent. </text:span><text:span text:style-name="T2"/></text:p>
      <text:p text:style-name="P2" loext:marker-style-name="T2"><text:span text:style-name="T3">And I did remember. I still do.</text:span><text:span text:style-name="T2"> </text:span></text:p>
      <text:p text:style-name="P2" loext:marker-style-name="T2"><text:span text:style-name="T2">“It’s not magic,” she said, pre-empting his question. “The empire called magic dangerous and evil.”</text:span><text:span text:style-name="T2"/></text:p>
      <text:p text:style-name="P2" loext:marker-style-name="T2"><text:span text:style-name="T2">The man’s gaze drifted off into the distance for a while. Maybe he was counting the crystals. </text:span><text:span text:style-name="T2"/></text:p>
      <text:p text:style-name="P2" loext:marker-style-name="T2"><text:soft-page-break/><text:span text:style-name="T2">“It’s a different kind of magic,” he concluded, “Not just a reminder for you, but a way for your son to stay with you.” Holding up the pendant again, the General felt warmth creep into her heart. </text:span><text:span text:style-name="T3">I loved you no matter what you chose,</text:span><text:span text:style-name="T2"> is what it </text:span><text:span text:style-name="T3">really</text:span><text:span text:style-name="T2"> seemed to say. </text:span></text:p>
      <text:p text:style-name="P2" loext:marker-style-name="T2"><text:span text:style-name="T2">“You’re kinder to me than I deserve,” she told him. He shook his head. </text:span><text:span text:style-name="T2"/></text:p>
      <text:p text:style-name="P2" loext:marker-style-name="T2"><text:span text:style-name="T2">“That’s not true. We all need kindness. Only then can we give any in return.”</text:span><text:span text:style-name="T2"/></text:p>
      <text:p text:style-name="P3" loext:marker-style-name="T2"/>
      <text:p text:style-name="P2" loext:marker-style-name="T2"><text:span text:style-name="T2">The sky had shifted to a deep purple, almost as dark as the river. She sat at the edge of the cliff, her feet hanging over, and the man joined her. The water swirled gently below. A faint ringing returned, echoing in her mind. She turned to him. </text:span><text:span text:style-name="T2"/></text:p>
      <text:p text:style-name="P2" loext:marker-style-name="T2"><text:span text:style-name="T2">“If this is your own reality, why am I here? I never knew you before.” He hesitated, suddenly afraid. But he gave in. </text:span><text:span text:style-name="T2"/></text:p>
      <text:p text:style-name="P2" loext:marker-style-name="T2"><text:span text:style-name="T2">“That wound in your shoulder was from my arrow.”</text:span><text:span text:style-name="T2"/></text:p>
      <text:p text:style-name="P2" loext:marker-style-name="T2"><text:span text:style-name="T2">She stilled. </text:span><text:span text:style-name="T2"/></text:p>
      <text:p text:style-name="P2" loext:marker-style-name="T2"><text:span text:style-name="T2">“I- I’d never killed anyone before. I saw you collapse just before I died.”</text:span><text:span text:style-name="T2"/></text:p>
      <text:p text:style-name="P2" loext:marker-style-name="T2"><text:span text:style-name="T2">The General face was empty as she watched the sun fall below the horizon. </text:span><text:span text:style-name="T2"/></text:p>
      <text:p text:style-name="P2" loext:marker-style-name="T2"><text:span text:style-name="T2">“Do you hate me?”</text:span><text:span text:style-name="T2"/></text:p>
      <text:p text:style-name="P2" loext:marker-style-name="T2"><text:soft-page-break/><text:span text:style-name="T2">She was silent for a while.</text:span><text:span text:style-name="T2"/></text:p>
      <text:p text:style-name="P2" loext:marker-style-name="T2"><text:span text:style-name="T2">“No,” she answered, finally. “I think... I think I wanted this. To end everything. I’d lost all I could lose, and this was just the bit I didn’t care about anymore.” Her eyes were so far away. </text:span><text:span text:style-name="T2"/></text:p>
      <text:p text:style-name="P2" loext:marker-style-name="T2"><text:span text:style-name="T2">“Well, you should have cared. Death hides in every shadow, but nobody should have to face him before their time. Not you, not your son…”</text:span><text:span text:style-name="T2"/></text:p>
      <text:p text:style-name="P2" loext:marker-style-name="T2"><text:span text:style-name="T2">“Not you either.”</text:span><text:span text:style-name="T2"/></text:p>
      <text:p text:style-name="P3" loext:marker-style-name="T2"/>
      <text:p text:style-name="P2" loext:marker-style-name="T2"><text:span text:style-name="T2">The General felt a tug on her soul. She held her hands up and the crystal light passed through them. The man frowned, watching her. He stood up. </text:span><text:span text:style-name="T2"/></text:p>
      <text:p text:style-name="P2" loext:marker-style-name="T2"><text:span text:style-name="T2">“There are more pomegranates in the house,” he said. He offered her a hand. </text:span><text:span text:style-name="T2"/></text:p>
      <text:p text:style-name="P2" loext:marker-style-name="T2"><text:span text:style-name="T2">She took it, trying to pull herself up, but a searing pain coursed through her shoulder, and she yelped, letting go as she fell back onto the grass. The man’s eyes flashed with alarm. </text:span><text:span text:style-name="T2"/></text:p>
      <text:p text:style-name="P2" loext:marker-style-name="T2"><text:span text:style-name="T2">“Your hand is burning,” he remarked. He tilted his head. Clutching her shoulder, the General took long breaths, restraining her pain. </text:span><text:span text:style-name="T2"/></text:p>
      <text:p text:style-name="P2" loext:marker-style-name="T2"><text:soft-page-break/><text:span text:style-name="T2">“Can you show me your wound,” he asked. She nodded, pulling up her sleeve so he could unwind the cloth. He leant closer, as he inspected the dark veins spreading across her arm.</text:span><text:span text:style-name="T2"/></text:p>
      <text:p text:style-name="P2" loext:marker-style-name="T2"><text:span text:style-name="T2">“You aren’t dead, you’re </text:span><text:span text:style-name="T3">dying</text:span><text:span text:style-name="T2">.”</text:span></text:p>
      <text:p text:style-name="P2" loext:marker-style-name="T2"><text:span text:style-name="T3">“</text:span><text:span text:style-name="T2">What?” </text:span></text:p>
      <text:p text:style-name="P2" loext:marker-style-name="T2"><text:span text:style-name="T2">His eyes sparkled. Quickly binding the wound, he pulled the pouch from his belt and showed her the herbs inside. </text:span><text:span text:style-name="T2"/></text:p>
      <text:p text:style-name="P2" loext:marker-style-name="T2"><text:span text:style-name="T2">“You can go back,” he said. </text:span><text:span text:style-name="T2"/></text:p>
      <text:p text:style-name="P2" loext:marker-style-name="T2"><text:span text:style-name="T2">Pulled from her daze, she turned from his gaze to the crystals below. </text:span><text:span text:style-name="T2"/></text:p>
      <text:p text:style-name="P2" loext:marker-style-name="T2"><text:span text:style-name="T2">“Why?”</text:span><text:span text:style-name="T2"/></text:p>
      <text:p text:style-name="P2" loext:marker-style-name="T2"><text:span text:style-name="T2">The man’s expression dimmed. </text:span><text:span text:style-name="T2"/></text:p>
      <text:p text:style-name="P2" loext:marker-style-name="T2"><text:span text:style-name="T2">“I don’t want to see my family again. There’s nothing real for them here. Or for you.”</text:span><text:span text:style-name="T2"/></text:p>
      <text:p text:style-name="P2" loext:marker-style-name="T2"><text:span text:style-name="T2">She turned to meet his eyes, but his were on the amulet. </text:span><text:span text:style-name="T2"/></text:p>
      <text:p text:style-name="P2" loext:marker-style-name="T2"><text:span text:style-name="T2">“You can stop this,” he pleaded. The General hesitated. Then nodded. The forest around them had faded to an incomprehensible blur. The stars above and crystals below grew brighter. </text:span><text:span text:style-name="T2"/></text:p>
      <text:p text:style-name="P2" loext:marker-style-name="T2"><text:soft-page-break/><text:span text:style-name="T2">“What’s your name?” she asked. She barely caught his reply.</text:span><text:span text:style-name="T2"/></text:p>
      <text:p text:style-name="P2" loext:marker-style-name="T2"><text:span text:style-name="T2">The world was silent and dark. She felt the pouch in her hands. </text:span><text:span text:style-name="T2"/></text:p>
      <text:p text:style-name="P2" loext:marker-style-name="T2"><text:span text:style-name="T2">“You are a good person,” she whispered to the void. “Goodbye Dorian.”</text:span><text:span text:style-name="T2"/></text:p>
      <text:p text:style-name="P1" loext:marker-style-name="T2"><text:span text:style-name="T2">{+}</text:span><text:span text:style-name="T2"/></text:p>
      <text:p text:style-name="P2" loext:marker-style-name="T2"><text:span text:style-name="T2">Reya woke in a medical tent. Her shoulder ached. She sat up, undoing the bindings of her wound, but the black tendrils were already fading. A small pouch lay on the table beside her bed. A man sat beside the opening of the tent, staring at the ground. With a shock, she realised that she knew him. She called his name. </text:span><text:span text:style-name="T2"/></text:p>
      <text:p text:style-name="P2" loext:marker-style-name="T2"><text:span text:style-name="T2">His eyes seemed distant. </text:span><text:span text:style-name="T2"/></text:p>
      <text:p text:style-name="P2" loext:marker-style-name="T2"><text:span text:style-name="T2">“They’re all dead,” he muttered. His head snapped up, as he realised that she was awake. </text:span><text:span text:style-name="T2"/></text:p>
      <text:p text:style-name="P2" loext:marker-style-name="T2"><text:span text:style-name="T2">“Apologies General,” he started. “The war is won. We took heavy losses, and more than half of those who remain are no longer in fighting shape. They really did a number on us.”</text:span><text:span text:style-name="T2"/></text:p>
      <text:p text:style-name="P2" loext:marker-style-name="T2"><text:span text:style-name="T3">And we did a number on them</text:span><text:span text:style-name="T2">, she thought. </text:span></text:p>
      <text:p text:style-name="P2" loext:marker-style-name="T2"><text:span text:style-name="T2">“The rest of the soldiers have already left to secure the town and it’s keep.”</text:span><text:span text:style-name="T2"/></text:p>
      <text:p text:style-name="P2" loext:marker-style-name="T2"><text:span text:style-name="T2">Reya hesitated. </text:span><text:span text:style-name="T2"/></text:p>
      <text:p text:style-name="P2" loext:marker-style-name="T2"><text:soft-page-break/><text:span text:style-name="T2">“What would happen to the civilians in the city?” she asked. The soldier frowned, confused.</text:span><text:span text:style-name="T2"/></text:p>
      <text:p text:style-name="P2" loext:marker-style-name="T2"><text:span text:style-name="T2">“The usual treatment, of course,” he replied. “What else would we do?” He looked concerned. </text:span><text:span text:style-name="T2"/></text:p>
      <text:p text:style-name="P2" loext:marker-style-name="T2"><text:span text:style-name="T2">“It </text:span><text:span text:style-name="T3">is</text:span><text:span text:style-name="T2"> distasteful,” he continued, “but it’s the best way to keep those barbarians under control. Besides, we always treat our slaves well.”</text:span></text:p>
      <text:p text:style-name="P4" loext:marker-style-name="T2">The General nodded and tried to rise from the bed. She held up her hand as the soldier moved to support her.</text:p>
      <text:p text:style-name="P4" loext:marker-style-name="T2"><text:s/>“<text:span text:style-name="T4">Pull our troops from the city,” she said to him. She continued before he could protest. “Form a perimeter and bring whoever now leads these ruins to me.”</text:span></text:p>
      <text:p text:style-name="P5" loext:marker-style-name="T2">The soldier’s face slightly paled as he heard a familiar edge in her voice. He nodded. </text:p>
      <text:p text:style-name="P5" loext:marker-style-name="T2">“As you command , General,” he said, his tone making it clear who bore the responsibility for what was to come. He slipped out through the opening in the tent. After a short moment, Reya made to follow him. </text:p>
      <text:p text:style-name="P3" loext:marker-style-name="T5">She left the tent, greeting the open air and looked out over the plains to the city. <text:span text:style-name="T4">Reya knew </text:span><text:span text:style-name="T6">they</text:span><text:span text:style-name="T7"> wouldn’t be too happy with her sudden turnaround, though she would have to deal with the consequences as they came. For now, she had a promise to keep.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MU Serif Roman" svg:font-family="'CMU Serif Roman'" style:font-family-generic="roman" style:font-pitch="variable"/>
    <style:font-face style:name="CMU Serif Roman1" svg:font-family="'CMU Serif Roman'"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2pt" fo:language="en" fo:country="AU" style:letter-kerning="false" style:font-name-asian="Calibri1" style:font-size-asian="12pt" style:language-asian="en" style:country-asian="US" style:font-family-complex="'Noto Sans'" style:font-family-generic-complex="system" style:font-pitch-complex="variable"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libri" fo:font-size="12pt" fo:language="en" fo:country="AU" style:letter-kerning="false" style:font-name-asian="Calibri1" style:font-size-asian="12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Revision" style:family="paragraph">
      <style:paragraph-properties fo:margin-top="0cm" fo:margin-bottom="0cm" style:contextual-spacing="false" fo:text-align="start" style:justify-single-word="false" fo:orphans="2" fo:widows="2" style:writing-mode="lr-tb"/>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style:tab-stops>
          <style:tab-stop style:position="7.96cm" style:type="center"/>
          <style:tab-stop style:position="15.921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Page_20_Number" style:display-name="Page Number" style:family="text" style:parent-style-name="Default_20_Paragraph_20_Fon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margin-right="0.635cm"/>
    </style:style>
    <style:style style:name="MP2" style:family="paragraph" style:parent-style-name="Footer">
      <style:paragraph-properties fo:padding="0cm" fo:border="none"/>
    </style:style>
    <style:style style:name="MT1" style:family="text">
      <style:text-properties style:font-name="CMU Serif Roman" style:font-name-complex="CMU Serif Roman1"/>
    </style:style>
    <style:style style:name="Mfr1" style:family="graphic" style:parent-style-name="Frame">
      <style:graphic-properties fo:margin-left="0cm" fo:margin-right="0cm" fo:margin-top="0cm" fo:margin-bottom="0cm" style:wrap="run-through"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draw:frame draw:style-name="Mfr1" draw:name="Frame2" text:anchor-type="paragraph" svg:y="0.002cm" draw:z-index="15"><draw:text-box fo:min-height="0.041cm" fo:min-width="0.041cm"><text:p text:style-name="MP2" loext:marker-style-name="MT1"><text:span text:style-name="Page_20_Number"><text:span text:style-name="MT1"><text:page-number text:select-page="current">16</text:page-number></text:span></text:span></text:p></draw:text-box></draw:frame><text:span text:style-name="MT1">z5480787</text:span><text:span text:style-name="MT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Aakash Chakkinkal</meta:initial-creator>
    <meta:editing-cycles>1265</meta:editing-cycles>
    <meta:creation-date>2023-04-21T08:11:00</meta:creation-date>
    <dc:date>2026-01-21T21:28:47.524512657</dc:date>
    <meta:editing-duration>PT9H48M28S</meta:editing-duration>
    <meta:generator>LibreOffice/25.8.3.2$Linux_X86_64 LibreOffice_project/580$Build-2</meta:generator>
    <meta:document-statistic meta:table-count="0" meta:image-count="0" meta:object-count="0" meta:page-count="16" meta:paragraph-count="122" meta:word-count="3137" meta:character-count="17420" meta:non-whitespace-character-count="14326"/>
    <meta:user-defined meta:name="AppVersion">16.0000</meta:user-defined>
    <meta:template xlink:type="simple" xlink:actuate="onRequest" xlink:title="Normal.dotm" xlink:href=""/>
  </office:meta>
</office:document-meta>
</file>